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w_crse</text:p>
          </table:table-cell>
          <table:table-cell office:value-type="string" calcext:value-type="string">
            <text:p>item</text:p>
          </table:table-cell>
          <table:table-cell table:style-name="ce2" office:value-type="string" calcext:value-type="string">
            <text:p>ste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Revive</text:p>
          </table:table-cell>
          <table:table-cell table:style-name="ce3" office:value-type="string" calcext:value-type="string">
            <text:p>2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Full Heal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Burn Heal</text:p>
          </table:table-cell>
          <table:table-cell table:style-name="ce3" office:value-type="string" calcext:value-type="string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Ice Heal</text:p>
          </table:table-cell>
          <table:table-cell table:style-name="ce3" office:value-type="string" calcext:value-type="string">
            <text:p>9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Chesto Berry</text:p>
          </table:table-cell>
          <table:table-cell table:style-name="ce3" office:value-type="string" calcext:value-type="string">
            <text:p>8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Awakening</text:p>
          </table:table-cell>
          <table:table-cell table:style-name="ce3" office:value-type="string" calcext:value-type="string">
            <text:p>7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Cheri Berry</text:p>
          </table:table-cell>
          <table:table-cell table:style-name="ce3" office:value-type="string" calcext:value-type="string">
            <text:p>6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aralyze Heal</text:p>
          </table:table-cell>
          <table:table-cell table:style-name="ce3" office:value-type="string" calcext:value-type="string">
            <text:p>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Oran Berry</text:p>
          </table:table-cell>
          <table:table-cell table:style-name="ce3" office:value-type="string" calcext:value-type="string">
            <text:p>3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otion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Net Ball</text:p>
          </table:table-cell>
          <table:table-cell table:style-name="ce3" office:value-type="string" calcext:value-type="string">
            <text:p>5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Revive</text:p>
          </table:table-cell>
          <table:table-cell table:style-name="ce3" office:value-type="string" calcext:value-type="string">
            <text:p>2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Green Shard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ther</text:p>
          </table:table-cell>
          <table:table-cell table:style-name="ce3" office:value-type="string" calcext:value-type="string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nergy Root</text:p>
          </table:table-cell>
          <table:table-cell table:style-name="ce3" office:value-type="string" calcext:value-type="string">
            <text:p>9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Energy Powder</text:p>
          </table:table-cell>
          <table:table-cell table:style-name="ce3" office:value-type="string" calcext:value-type="string">
            <text:p>8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Big Mushroom</text:p>
          </table:table-cell>
          <table:table-cell table:style-name="ce3" office:value-type="string" calcext:value-type="string">
            <text:p>7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Pecha Berry</text:p>
          </table:table-cell>
          <table:table-cell table:style-name="ce3" office:value-type="string" calcext:value-type="string">
            <text:p>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Tiny Mushroom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Cheri Berry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PP Up</text:p>
          </table:table-cell>
          <table:table-cell table:style-name="ce3" office:value-type="string" calcext:value-type="string">
            <text:p>7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Hard Stone</text:p>
          </table:table-cell>
          <table:table-cell table:style-name="ce3" office:value-type="string" calcext:value-type="string">
            <text:p>5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ed Shard</text:p>
          </table:table-cell>
          <table:table-cell table:style-name="ce3" office:value-type="string" calcext:value-type="string">
            <text:p>3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Star Piece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Full Heal</text:p>
          </table:table-cell>
          <table:table-cell table:style-name="ce3" office:value-type="string" calcext:value-type="string">
            <text:p>1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Super Repel</text:p>
          </table:table-cell>
          <table:table-cell table:style-name="ce3" office:value-type="string" calcext:value-type="string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Burn Heal</text:p>
          </table:table-cell>
          <table:table-cell table:style-name="ce3" office:value-type="string" calcext:value-type="string">
            <text:p>8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Antidote</text:p>
          </table:table-cell>
          <table:table-cell table:style-name="ce3" office:value-type="string" calcext:value-type="string">
            <text:p>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Escape Rope</text:p>
          </table:table-cell>
          <table:table-cell table:style-name="ce3" office:value-type="string" calcext:value-type="string">
            <text:p>1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epel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Dive Ball</text:p>
          </table:table-cell>
          <table:table-cell table:style-name="ce3" office:value-type="string" calcext:value-type="string">
            <text:p>5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ig Pearl</text:p>
          </table:table-cell>
          <table:table-cell table:style-name="ce3" office:value-type="string" calcext:value-type="string">
            <text:p>4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lue Shard</text:p>
          </table:table-cell>
          <table:table-cell table:style-name="ce3" office:value-type="string" calcext:value-type="string">
            <text:p>3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Heart Scale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Leppa Berry</text:p>
          </table:table-cell>
          <table:table-cell table:style-name="ce3" office:value-type="string" calcext:value-type="string">
            <text:p>18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Full Heal</text:p>
          </table:table-cell>
          <table:table-cell table:style-name="ce3" office:value-type="string" calcext:value-type="string">
            <text:p>1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Aspear Berry</text:p>
          </table:table-cell>
          <table:table-cell table:style-name="ce3" office:value-type="string" calcext:value-type="string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oda Pop</text:p>
          </table:table-cell>
          <table:table-cell table:style-name="ce3" office:value-type="string" calcext:value-type="string">
            <text:p>8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Rawst Berry</text:p>
          </table:table-cell>
          <table:table-cell table:style-name="ce3" office:value-type="string" calcext:value-type="string">
            <text:p>1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Fresh Water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PP Up</text:p>
          </table:table-cell>
          <table:table-cell table:style-name="ce3" office:value-type="string" calcext:value-type="string">
            <text:p>5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Guard Spec.</text:p>
          </table:table-cell>
          <table:table-cell table:style-name="ce3" office:value-type="string" calcext:value-type="string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. Def</text:p>
          </table:table-cell>
          <table:table-cell table:style-name="ce3" office:value-type="string" calcext:value-type="string">
            <text:p>1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ecial</text:p>
          </table:table-cell>
          <table:table-cell table:style-name="ce3" office:value-type="string" calcext:value-type="string">
            <text:p>125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Dire Hit</text:p>
          </table:table-cell>
          <table:table-cell table:style-name="ce3" office:value-type="string" calcext:value-type="string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Accuracy</text:p>
          </table:table-cell>
          <table:table-cell table:style-name="ce3" office:value-type="string" calcext:value-type="string">
            <text:p>75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Speed</text:p>
          </table:table-cell>
          <table:table-cell table:style-name="ce3" office:value-type="string" calcext:value-type="string">
            <text:p>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Defense</text:p>
          </table:table-cell>
          <table:table-cell table:style-name="ce3" office:value-type="string" calcext:value-type="string">
            <text:p>25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X Attack</text:p>
          </table:table-cell>
          <table:table-cell table:style-name="ce3" office:value-type="string" calcext:value-type="string">
            <text:p>10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Potion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TM18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ilver Powder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table:number-columns-repeated="3"/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Yellow Shard</text:p>
          </table:table-cell>
          <table:table-cell office:value-type="float" office:value="4500" calcext:value-type="float">
            <text:p>45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Elixir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Persim Berry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x Potion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x Ether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Hyper Potio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Ether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itrus Berry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4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TM11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Net Ball</text:p>
          </table:table-cell>
          <table:table-cell table:style-name="ce3" office:value-type="float" office:value="4000" calcext:value-type="float">
            <text:p>4000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Dive Ball</text:p>
          </table:table-cell>
          <table:table-cell table:style-name="ce3" office:value-type="float" office:value="3500" calcext:value-type="float">
            <text:p>3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Lum Berry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tar Piece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tardust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itrus Berry</text:p>
          </table:table-cell>
          <table:table-cell table:style-name="ce3" office:value-type="float" office:value="1000" calcext:value-type="float">
            <text:p>10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Pearl</text:p>
          </table:table-cell>
          <table:table-cell table:style-name="ce3" office:value-type="float" office:value="500" calcext:value-type="float">
            <text:p>5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Leppa Berry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Fresh Water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TM37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uard Spec.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Sp. Def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Ultra Ball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Lum Berry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Attack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reat Ball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X Accuracy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Dire Hit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Poké Ball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Ganlon Berry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Wacan Berry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Passho Berry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Occa Berry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Qualot Berr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Kelpsy Berry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Pomeg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Nanab Berry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Bluk Berry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Razz Berry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Liechi Berry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Fire Stone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Yellow Shard</text:p>
          </table:table-cell>
          <table:table-cell table:style-name="ce3"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Blue Shard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Heart Scale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Big Pearl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Revive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Pear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epear Berry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Fresh Wate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Apicot Berry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Sun Stone</text:p>
          </table:table-cell>
          <table:table-cell table:style-name="ce3"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Moon Stone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Flame Orb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Lava Cookie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evive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inap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ed Shard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Ice Heal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otion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Salac Berry</text:p>
          </table:table-cell>
          <table:table-cell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Calcium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Elixir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Potion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Max Ethe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ther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Revival Herb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Heal Powder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nergy Root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Energy Powde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Petaya Berry</text:p>
          </table:table-cell>
          <table:table-cell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Iron</text:p>
          </table:table-cell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Thick Club</text:p>
          </table:table-cell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Dusk Ball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Blue Shard</text:p>
          </table:table-cell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Old Gateau</text:p>
          </table:table-cell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reen Shard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Yellow Shard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Red Shard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Repel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are Candy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Full Restore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Max Potion</text:p>
          </table:table-cell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epeat Ball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Timer Ball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Revive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Hyper Potion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Full Heal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Nest Ball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uper Potion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TM07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Yache Berry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Rindo Berry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Icy Rock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mooth Rock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Heat Rock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Damp Rock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Max Repe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Full Heal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X Defense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Hondew Berry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Qualot Berry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luk Berry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Durin Berry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g Mushroom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elue Berry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Hone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amato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Grepa Berry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iny Mushroom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TM68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Kebia Berry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ople Berry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Watmel Berry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Pamtre Berry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Spelon Berry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Nomel Berry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Rabuta Berr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Magost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ornn Berry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P Up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ayapa Berry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Coba Berry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uca Berry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Tanga Berry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Charti Berry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Heal Ball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Quick Ball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Heart Scale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Fresh Wate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Luxury Ball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oké Doll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Fluffy Tail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ooMoo Milk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Hone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Soda Pop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ax Repel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Lemonade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Green Shard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Fresh Wate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TM15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Nugget</text:p>
          </table:table-cell>
          <table:table-cell table:style-name="ce3"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TM10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Max Elixir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Big Pearl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Heart Scale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Dusk Ball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Stardust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Pearl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Elixi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Chilan Berry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Babiri Berry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Colbur Berry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Haban Berry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Kasib Berry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Kelpsy Berry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Pamtre Berr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Spelon Berry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Pomeg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Stardust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TM29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Moon Stone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Rare Bone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Star Piece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Green Shard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Yellow Shard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Red Shard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Blue Shard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Pear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Stardust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Light Ball</text:p>
          </table:table-cell>
          <table:table-cell office:value-type="float" office:value="7000" calcext:value-type="float">
            <text:p>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Thunder Stone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Miracle Seed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Big Root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Aspear Berry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Rawst Berry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echa Berry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Chesto Berry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Cheri Berry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Big Mushroom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Yellow Flu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Max Repel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" table:number-columns-repeated="5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Elixi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Pearl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Max Repel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Super Potion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Escape Rope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Paralyze Heal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Oran Berr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Potio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Rare Candy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Old Gateau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Energy Root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Energy Powde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MooMoo Milk</text:p>
          </table:table-cell>
          <table:table-cell table:style-name="ce3"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Fresh Water</text:p>
          </table:table-cell>
          <table:table-cell table:style-name="ce3"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Soda Pop</text:p>
          </table:table-cell>
          <table:table-cell table:style-name="ce3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Lemonade</text:p>
          </table:table-cell>
          <table:table-cell table:style-name="ce3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Lava Cookie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Honey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Focus Sash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Choice Scarf</text:p>
          </table:table-cell>
          <table:table-cell table:style-name="ce3"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Choice Band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Choice Specs</text:p>
          </table:table-cell>
          <table:table-cell table:style-name="ce3" office:value-type="float" office:value="7000" calcext:value-type="float">
            <text:p>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Power Herb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White Herb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Sitrus Berry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Lum Berry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Persim Berry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Chesto Berry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Electirizer</text:p>
          </table:table-cell>
          <table:table-cell table:style-name="ce3"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Magmarizer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Sun Stone</text:p>
          </table:table-cell>
          <table:table-cell table:style-name="ce3"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Moon Stone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Oval Stone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Star Piece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MooMoo Milk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Lemonade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Soda Pop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Fresh Water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04830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8:42:50.334690869</meta:creation-date>
    <dc:date>2025-02-16T17:16:59.422989445</dc:date>
    <meta:editing-duration>PT2H44M22S</meta:editing-duration>
    <meta:editing-cycles>26</meta:editing-cycles>
    <meta:generator>LibreOffice/7.3.7.2$Linux_X86_64 LibreOffice_project/30$Build-2</meta:generator>
    <meta:document-statistic meta:table-count="1" meta:cell-count="813" meta:object-count="0"/>
  </office:meta>
</office:document-meta>
</file>